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associazione" style:family="table">
      <style:table-properties style:width="16.999cm" table:align="margins"/>
    </style:style>
    <style:style style:name="tabellaassociazione.A" style:family="table-column">
      <style:table-column-properties style:column-width="7.355cm" style:rel-column-width="4170*"/>
    </style:style>
    <style:style style:name="tabellaassociazione.B" style:family="table-column">
      <style:table-column-properties style:column-width="3.625cm" style:rel-column-width="2055*"/>
    </style:style>
    <style:style style:name="tabellaassociazione.C" style:family="table-column">
      <style:table-column-properties style:column-width="6.018cm" style:rel-column-width="3412*"/>
    </style:style>
    <style:style style:name="tabellaassociazion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associazione.C1" style:family="table-cell">
      <style:table-cell-properties fo:padding="0.097cm" fo:border="0.002cm solid #000000"/>
    </style:style>
    <style:style style:name="tabellaassociazione.A2" style:family="table-cell">
      <style:table-cell-properties fo:padding="0.097cm" fo:border-left="0.002cm solid #000000" fo:border-right="none" fo:border-top="none" fo:border-bottom="0.002cm solid #000000"/>
    </style:style>
    <style:style style:name="tabellaassociazion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6.244cm" style:rel-column-width="3540*"/>
    </style:style>
    <style:style style:name="Tabella1.B" style:family="table-column">
      <style:table-column-properties style:column-width="10.754cm" style:rel-column-width="609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orkflow “associazione”</text:p>
      <text:p text:style-name="Standard"/>
      <text:p text:style-name="Standard"/>
      <table:table table:name="tabellaassociazione" table:style-name="tabellaassociazione">
        <table:table-column table:style-name="tabellaassociazione.A"/>
        <table:table-column table:style-name="tabellaassociazione.B"/>
        <table:table-column table:style-name="tabellaassociazione.C"/>
        <table:table-row>
          <table:table-cell table:style-name="tabellaassociazione.A1" office:value-type="string">
            <text:p text:style-name="Table_20_Contents">STATO</text:p>
          </table:table-cell>
          <table:table-cell table:style-name="tabellaassociazione.A1" office:value-type="string">
            <text:p text:style-name="Table_20_Contents">Evento</text:p>
          </table:table-cell>
          <table:table-cell table:style-name="tabellaassociazione.C1" office:value-type="string">
            <text:p text:style-name="Table_20_Contents">Operazione Sistema</text:p>
          </table:table-cell>
        </table:table-row>
        <table:table-row>
          <table:table-cell table:style-name="tabellaassociazione.A2" office:value-type="string">
            <text:p text:style-name="Table_20_Contents">Consumatore/Organizzazione</text:p>
          </table:table-cell>
          <table:table-cell table:style-name="tabellaassociazione.A2" office:value-type="string">
            <text:p text:style-name="Table_20_Contents"/>
          </table:table-cell>
          <table:table-cell table:style-name="tabellaassociazione.C2" office:value-type="string">
            <text:p text:style-name="Table_20_Contents"/>
          </table:table-cell>
        </table:table-row>
        <table:table-row>
          <table:table-cell table:style-name="tabellaassociazione.A2" office:value-type="string">
            <text:p text:style-name="Table_20_Contents"/>
          </table:table-cell>
          <table:table-cell table:style-name="tabellaassociazione.A2" office:value-type="string">
            <text:p text:style-name="Table_20_Contents">Domanda di associazione</text:p>
          </table:table-cell>
          <table:table-cell table:style-name="tabellaassociazione.C2" office:value-type="string">
            <text:p text:style-name="Table_20_Contents">Registrazione domanda</text:p>
          </table:table-cell>
        </table:table-row>
        <table:table-row>
          <table:table-cell table:style-name="tabellaassociazione.A2" office:value-type="string">
            <text:p text:style-name="Table_20_Contents">Socio (in attesa di sottoscrizione)</text:p>
          </table:table-cell>
          <table:table-cell table:style-name="tabellaassociazione.A2" office:value-type="string">
            <text:p text:style-name="Table_20_Contents"/>
          </table:table-cell>
          <table:table-cell table:style-name="tabellaassociazione.C2" office:value-type="string">
            <text:p text:style-name="Table_20_Contents"/>
          </table:table-cell>
        </table:table-row>
        <table:table-row>
          <table:table-cell table:style-name="tabellaassociazione.A2" office:value-type="string">
            <text:p text:style-name="Table_20_Contents"/>
          </table:table-cell>
          <table:table-cell table:style-name="tabellaassociazione.A2" office:value-type="string">
            <text:p text:style-name="Table_20_Contents">Sottoscrizione quota</text:p>
          </table:table-cell>
          <table:table-cell table:style-name="tabellaassociazione.C2" office:value-type="string">
            <text:p text:style-name="Table_20_Contents">Registrazione sottoscrizione “quota di adesione”</text:p>
          </table:table-cell>
        </table:table-row>
        <table:table-row>
          <table:table-cell table:style-name="tabellaassociazione.A2" office:value-type="string">
            <text:p text:style-name="Table_20_Contents">Socio (in attesa di delibera ammissione)</text:p>
          </table:table-cell>
          <table:table-cell table:style-name="tabellaassociazione.A2" office:value-type="string">
            <text:p text:style-name="Table_20_Contents"/>
          </table:table-cell>
          <table:table-cell table:style-name="tabellaassociazione.C2" office:value-type="string">
            <text:p text:style-name="Table_20_Contents"/>
          </table:table-cell>
        </table:table-row>
        <table:table-row>
          <table:table-cell table:style-name="tabellaassociazione.A2" office:value-type="string">
            <text:p text:style-name="Table_20_Contents"/>
          </table:table-cell>
          <table:table-cell table:style-name="tabellaassociazione.A2" office:value-type="string">
            <text:p text:style-name="Table_20_Contents">Delibera CdA (entro n gg)</text:p>
          </table:table-cell>
          <table:table-cell table:style-name="tabellaassociazione.C2" office:value-type="string">
            <text:p text:style-name="Table_20_Contents">Registrazione “data delibera associazione”</text:p>
          </table:table-cell>
        </table:table-row>
        <table:table-row>
          <table:table-cell table:style-name="tabellaassociazione.A2" office:value-type="string">
            <text:p text:style-name="Table_20_Contents">Socio attivo</text:p>
          </table:table-cell>
          <table:table-cell table:style-name="tabellaassociazione.A2" office:value-type="string">
            <text:p text:style-name="Table_20_Contents"/>
          </table:table-cell>
          <table:table-cell table:style-name="tabellaassociazione.C2" office:value-type="string">
            <text:p text:style-name="Table_20_Contents"/>
          </table:table-cell>
        </table:table-row>
        <table:table-row>
          <table:table-cell table:style-name="tabellaassociazione.A2" office:value-type="string">
            <text:p text:style-name="Table_20_Contents"/>
          </table:table-cell>
          <table:table-cell table:style-name="tabellaassociazione.A2" office:value-type="string">
            <text:p text:style-name="Table_20_Contents">Domanda di recesso</text:p>
          </table:table-cell>
          <table:table-cell table:style-name="tabellaassociazione.C2" office:value-type="string">
            <text:p text:style-name="Table_20_Contents">Registrazione domanda</text:p>
          </table:table-cell>
        </table:table-row>
        <table:table-row>
          <table:table-cell table:style-name="tabellaassociazione.A2" office:value-type="string">
            <text:p text:style-name="Table_20_Contents">Socio (in attesa di delibera recesso)</text:p>
          </table:table-cell>
          <table:table-cell table:style-name="tabellaassociazione.A2" office:value-type="string">
            <text:p text:style-name="Table_20_Contents"/>
          </table:table-cell>
          <table:table-cell table:style-name="tabellaassociazione.C2" office:value-type="string">
            <text:p text:style-name="Table_20_Contents"/>
          </table:table-cell>
        </table:table-row>
        <table:table-row>
          <table:table-cell table:style-name="tabellaassociazione.A2" office:value-type="string">
            <text:p text:style-name="Table_20_Contents"/>
          </table:table-cell>
          <table:table-cell table:style-name="tabellaassociazione.A2" office:value-type="string">
            <text:p text:style-name="Table_20_Contents">Delibera CdA (entro n.gg)</text:p>
          </table:table-cell>
          <table:table-cell table:style-name="tabellaassociazione.C2" office:value-type="string">
            <text:p text:style-name="Table_20_Contents">Registrazione “data delibera recesso”</text:p>
          </table:table-cell>
        </table:table-row>
        <table:table-row>
          <table:table-cell table:style-name="tabellaassociazione.A2" office:value-type="string">
            <text:p text:style-name="Table_20_Contents">Socio (in attesa di rimborso quote)</text:p>
          </table:table-cell>
          <table:table-cell table:style-name="tabellaassociazione.A2" office:value-type="string">
            <text:p text:style-name="Table_20_Contents"/>
          </table:table-cell>
          <table:table-cell table:style-name="tabellaassociazione.C2" office:value-type="string">
            <text:p text:style-name="Table_20_Contents"/>
          </table:table-cell>
        </table:table-row>
        <table:table-row>
          <table:table-cell table:style-name="tabellaassociazione.A2" office:value-type="string">
            <text:p text:style-name="Table_20_Contents"/>
          </table:table-cell>
          <table:table-cell table:style-name="tabellaassociazione.A2" office:value-type="string">
            <text:p text:style-name="Table_20_Contents">Rimborso quote (entro quando previsto da St.)</text:p>
          </table:table-cell>
          <table:table-cell table:style-name="tabellaassociazione.C2" office:value-type="string">
            <text:p text:style-name="Table_20_Contents">Registrazione quote rimborsate</text:p>
          </table:table-cell>
        </table:table-row>
        <table:table-row>
          <table:table-cell table:style-name="tabellaassociazione.A2" office:value-type="string">
            <text:p text:style-name="Table_20_Contents">Socio receduto</text:p>
          </table:table-cell>
          <table:table-cell table:style-name="tabellaassociazione.A2" office:value-type="string">
            <text:p text:style-name="Table_20_Contents"/>
          </table:table-cell>
          <table:table-cell table:style-name="tabellaassociazione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Identificazione stati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STATO</text:p>
          </table:table-cell>
          <table:table-cell table:style-name="Tabella1.A1" office:value-type="string">
            <text:p text:style-name="Table_20_Contents">Identificazione</text:p>
          </table:table-cell>
        </table:table-row>
        <table:table-row>
          <table:table-cell table:style-name="Tabella1.A2" office:value-type="string">
            <text:p text:style-name="Table_20_Contents">Consumatore/Organizzazione</text:p>
          </table:table-cell>
          <table:table-cell table:style-name="Tabella1.A2" office:value-type="string">
            <text:p text:style-name="Table_20_Contents">Consumatore/Organizzazione</text:p>
          </table:table-cell>
        </table:table-row>
        <table:table-row>
          <table:table-cell table:style-name="Tabella1.A2" office:value-type="string">
            <text:p text:style-name="Table_20_Contents">Socio (in attesa di sottoscrizione)</text:p>
          </table:table-cell>
          <table:table-cell table:style-name="Tabella1.A2" office:value-type="string">
            <text:p text:style-name="Table_20_Contents">Socio (!exists Quote)</text:p>
          </table:table-cell>
        </table:table-row>
        <table:table-row>
          <table:table-cell table:style-name="Tabella1.A2" office:value-type="string">
            <text:p text:style-name="Table_20_Contents">Socio (in attesa di delibera ammissione)</text:p>
          </table:table-cell>
          <table:table-cell table:style-name="Tabella1.A2" office:value-type="string">
            <text:p text:style-name="Table_20_Contents">Socio (exists Quote &amp;&amp; !data_ammissione)</text:p>
          </table:table-cell>
        </table:table-row>
        <table:table-row>
          <table:table-cell table:style-name="Tabella1.A2" office:value-type="string">
            <text:p text:style-name="Table_20_Contents">Socio attivo</text:p>
          </table:table-cell>
          <table:table-cell table:style-name="Tabella1.A2" office:value-type="string">
            <text:p text:style-name="Table_20_Contents">Socio (data_ammissione &amp;&amp; !data_delibera_recesso)</text:p>
          </table:table-cell>
        </table:table-row>
        <table:table-row>
          <table:table-cell table:style-name="Tabella1.A2" office:value-type="string">
            <text:p text:style-name="Table_20_Contents">Socio (in attesa di delibera recesso)</text:p>
          </table:table-cell>
          <table:table-cell table:style-name="Tabella1.A2" office:value-type="string">
            <text:p text:style-name="Table_20_Contents">Socio (data_domanda_recesso &amp;&amp; !data_delibera_recesso)</text:p>
          </table:table-cell>
        </table:table-row>
        <table:table-row>
          <table:table-cell table:style-name="Tabella1.A2" office:value-type="string">
            <text:p text:style-name="Table_20_Contents">Socio (in attesa di rimborso quote)</text:p>
          </table:table-cell>
          <table:table-cell table:style-name="Tabella1.A2" office:value-type="string">
            <text:p text:style-name="Table_20_Contents">Socio (data_delibera_recesso &amp;&amp; !exists Quote[rimborso quote per recesso])</text:p>
          </table:table-cell>
        </table:table-row>
        <table:table-row>
          <table:table-cell table:style-name="Tabella1.A2" office:value-type="string">
            <text:p text:style-name="Table_20_Contents">Socio receduto</text:p>
          </table:table-cell>
          <table:table-cell table:style-name="Tabella1.A2" office:value-type="string">
            <text:p text:style-name="Table_20_Contents">Socio (data_delibera_recesso &amp;&amp; exists Quote[rimborso quote per recesso]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0T16:34:21</meta:creation-date>
    <dc:date>2009-11-20T16:49:38</dc:date>
    <meta:editing-duration>PT00H15M21S</meta:editing-duration>
    <meta:editing-cycles>3</meta:editing-cycles>
    <meta:generator>OpenOffice.org/3.0$Linux OpenOffice.org_project/300m15$Build-9379</meta:generator>
    <meta:document-statistic meta:table-count="2" meta:image-count="0" meta:object-count="0" meta:page-count="1" meta:paragraph-count="40" meta:word-count="147" meta:character-count="1183"/>
  </office:meta>
</office:document-meta>
</file>